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520000021CFE49E73461D51E3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imes New Roman" fo:font-size="10pt" fo:language="fr" fo:country="FR" officeooo:rsid="001115ce" officeooo:paragraph-rsid="001115ce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0pt" fo:language="fr" fo:country="FR" style:text-underline-style="solid" style:text-underline-width="auto" style:text-underline-color="font-color" officeooo:rsid="001115ce" officeooo:paragraph-rsid="001115ce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0pt" fo:language="fr" fo:country="FR" style:text-underline-style="solid" style:text-underline-width="auto" style:text-underline-color="font-color" officeooo:rsid="001290ec" officeooo:paragraph-rsid="001290ec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0pt" fo:language="fr" fo:country="FR" officeooo:rsid="001290ec" officeooo:paragraph-rsid="001290ec" style:font-size-asian="8.75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language="fr" fo:country="FR" officeooo:rsid="001290ec" officeooo:paragraph-rsid="001290ec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language="fr" fo:country="FR" officeooo:rsid="001290ec" officeooo:paragraph-rsid="001290ec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language="fr" fo:country="FR" officeooo:rsid="001383cc" officeooo:paragraph-rsid="001383cc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language="fr" fo:country="FR" officeooo:rsid="001383cc" officeooo:paragraph-rsid="00154933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fo:language="fr" fo:country="FR" style:text-underline-style="solid" style:text-underline-width="auto" style:text-underline-color="font-color" fo:font-weight="bold" officeooo:rsid="001290ec" officeooo:paragraph-rsid="001290ec" style:font-size-asian="12pt" style:font-weight-asian="bold" style:font-size-complex="12pt" style:font-weight-complex="bold"/>
    </style:style>
    <style:style style:name="P10" style:family="paragraph" style:parent-style-name="Standard" style:list-style-name="L11">
      <style:paragraph-properties fo:text-align="start" style:justify-single-word="false"/>
      <style:text-properties officeooo:paragraph-rsid="00154933"/>
    </style:style>
    <style:style style:name="P11" style:family="paragraph" style:parent-style-name="Standard" style:list-style-name="L12">
      <style:paragraph-properties fo:text-align="start" style:justify-single-word="false"/>
      <style:text-properties officeooo:paragraph-rsid="00154933"/>
    </style:style>
    <style:style style:name="P12" style:family="paragraph" style:parent-style-name="Standard" style:list-style-name="L12">
      <style:paragraph-properties fo:text-align="start" style:justify-single-word="false"/>
      <style:text-properties officeooo:paragraph-rsid="0015caa5"/>
    </style:style>
    <style:style style:name="P13" style:family="paragraph" style:parent-style-name="Standard">
      <style:paragraph-properties fo:text-align="start" style:justify-single-word="false"/>
      <style:text-properties officeooo:paragraph-rsid="0015caa5"/>
    </style:style>
    <style:style style:name="P14" style:family="paragraph" style:parent-style-name="Standard" style:list-style-name="L13">
      <style:paragraph-properties fo:text-align="start" style:justify-single-word="false"/>
      <style:text-properties officeooo:paragraph-rsid="0015caa5"/>
    </style:style>
    <style:style style:name="P15" style:family="paragraph" style:parent-style-name="Standard" style:list-style-name="L14">
      <style:paragraph-properties fo:text-align="start" style:justify-single-word="false"/>
      <style:text-properties officeooo:paragraph-rsid="0015caa5"/>
    </style:style>
    <style:style style:name="P16" style:family="paragraph" style:parent-style-name="Standard" style:list-style-name="L15">
      <style:paragraph-properties fo:text-align="start" style:justify-single-word="false"/>
      <style:text-properties officeooo:paragraph-rsid="0015caa5"/>
    </style:style>
    <style:style style:name="P17" style:family="paragraph" style:parent-style-name="Standard" style:list-style-name="L16">
      <style:paragraph-properties fo:text-align="start" style:justify-single-word="false"/>
      <style:text-properties officeooo:paragraph-rsid="0016e676"/>
    </style:style>
    <style:style style:name="P18" style:family="paragraph" style:parent-style-name="Standard">
      <style:paragraph-properties fo:text-align="start" style:justify-single-word="false"/>
      <style:text-properties fo:font-size="12pt" officeooo:paragraph-rsid="00154933" style:font-size-asian="12pt" style:font-size-complex="12pt"/>
    </style:style>
    <style:style style:name="P19" style:family="paragraph" style:parent-style-name="Standard" style:list-style-name="L7">
      <style:paragraph-properties fo:text-align="start" style:justify-single-word="false"/>
      <style:text-properties fo:font-size="12pt" officeooo:paragraph-rsid="00154933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paragraph-rsid="001383cc" style:font-size-asian="12pt" style:font-size-complex="12pt"/>
    </style:style>
    <style:style style:name="P21" style:family="paragraph" style:parent-style-name="Standard" style:list-style-name="L5">
      <style:paragraph-properties fo:text-align="start" style:justify-single-word="false"/>
      <style:text-properties fo:font-size="12pt" officeooo:paragraph-rsid="001383cc" style:font-size-asian="12pt" style:font-size-complex="12pt"/>
    </style:style>
    <style:style style:name="P22" style:family="paragraph" style:parent-style-name="Standard" style:list-style-name="L8">
      <style:paragraph-properties fo:text-align="start" style:justify-single-word="false"/>
      <style:text-properties fo:font-size="12pt" officeooo:paragraph-rsid="00154933" style:font-size-asian="12pt" style:font-size-complex="12pt"/>
    </style:style>
    <style:style style:name="P23" style:family="paragraph" style:parent-style-name="Standard" style:list-style-name="L9">
      <style:paragraph-properties fo:text-align="start" style:justify-single-word="false"/>
      <style:text-properties fo:font-size="12pt" officeooo:paragraph-rsid="00154933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officeooo:rsid="00154933" officeooo:paragraph-rsid="00154933"/>
    </style:style>
    <style:style style:name="P25" style:family="paragraph" style:parent-style-name="Standard">
      <style:paragraph-properties fo:text-align="start" style:justify-single-word="false"/>
      <style:text-properties officeooo:rsid="0015caa5" officeooo:paragraph-rsid="0015caa5"/>
    </style:style>
    <style:style style:name="P26" style:family="paragraph" style:parent-style-name="Standard">
      <style:paragraph-properties fo:text-align="start" style:justify-single-word="false" fo:break-before="page"/>
      <style:text-properties officeooo:paragraph-rsid="0015caa5"/>
    </style:style>
    <style:style style:name="P27" style:family="paragraph" style:parent-style-name="Standard">
      <style:paragraph-properties fo:text-align="start" style:justify-single-word="false" fo:break-before="page"/>
      <style:text-properties style:font-name="Times New Roman" fo:font-size="12pt" fo:language="fr" fo:country="FR" officeooo:rsid="001383cc" officeooo:paragraph-rsid="001383cc" style:font-size-asian="12pt" style:font-size-complex="12pt"/>
    </style:style>
    <style:style style:name="P28" style:family="paragraph" style:parent-style-name="Standard">
      <style:paragraph-properties fo:text-align="start" style:justify-single-word="false" fo:break-before="page"/>
      <style:text-properties officeooo:rsid="0015caa5" officeooo:paragraph-rsid="0015caa5"/>
    </style:style>
    <style:style style:name="T1" style:family="text">
      <style:text-properties style:font-name="Times New Roman" fo:language="fr" fo:country="FR" officeooo:rsid="001383cc"/>
    </style:style>
    <style:style style:name="T2" style:family="text">
      <style:text-properties style:font-name="Times New Roman" fo:language="fr" fo:country="FR" officeooo:rsid="00154933"/>
    </style:style>
    <style:style style:name="T3" style:family="text">
      <style:text-properties style:font-name="Times New Roman" fo:language="fr" fo:country="FR" officeooo:rsid="0015caa5"/>
    </style:style>
    <style:style style:name="T4" style:family="text">
      <style:text-properties style:font-name="Times New Roman" fo:font-size="12pt" fo:language="fr" fo:country="FR" style:font-size-asian="12pt" style:font-size-complex="12pt"/>
    </style:style>
    <style:style style:name="T5" style:family="text">
      <style:text-properties style:font-name="Times New Roman" fo:font-size="12pt" fo:language="fr" fo:country="FR" officeooo:rsid="001383cc" style:font-size-asian="12pt" style:font-size-complex="12pt"/>
    </style:style>
    <style:style style:name="T6" style:family="text">
      <style:text-properties style:font-name="Times New Roman" fo:font-size="12pt" fo:language="fr" fo:country="FR" officeooo:rsid="00154933" style:font-size-asian="12pt" style:font-size-complex="12pt"/>
    </style:style>
    <style:style style:name="T7" style:family="text">
      <style:text-properties style:font-name="Times New Roman" fo:font-size="12pt" fo:language="fr" fo:country="FR" officeooo:rsid="0015caa5" style:font-size-asian="12pt" style:font-size-complex="12pt"/>
    </style:style>
    <style:style style:name="T8" style:family="text">
      <style:text-properties style:font-name="Times New Roman" fo:font-size="12pt" fo:language="fr" fo:country="FR" officeooo:rsid="0016e676" style:font-size-asian="12pt" style:font-size-complex="12pt"/>
    </style:style>
    <style:style style:name="T9" style:family="text">
      <style:text-properties officeooo:rsid="001549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pte-rendu</text:p>
      <text:p text:style-name="P5">Thème :</text:p>
      <text:p text:style-name="P3">Le bien-être animal</text:p>
      <text:p text:style-name="P5">sujet traité :</text:p>
      <text:p text:style-name="P3">La grande distribution: quels engagements sur le bien-être animal?</text:p>
      <text:p text:style-name="P4"/>
      <text:p text:style-name="P6">Problématique :</text:p>
      <text:p text:style-name="P9">La grande distribution tient-elle ses engagements sur le bien-être animal?</text:p>
      <text:p text:style-name="P6"/>
      <text:p text:style-name="P6">Première partie :</text:p>
      <text:p text:style-name="P6"><text:tab/><text:span text:style-name="T9">L</text:span>es engagements de la grande distribution :</text:p>
      <text:p text:style-name="P6"/>
      <text:p text:style-name="P7">Leclerc :</text:p>
      <text:p text:style-name="P18"><text:span text:style-name="T1"><text:tab/></text:span><text:span text:style-name="T2">E</text:span><text:span text:style-name="T1">ngagements actuelle:</text:span></text:p>
      <text:list xml:id="list3141774008" text:style-name="L7">
        <text:list-item>
          <text:p text:style-name="P19"><text:span text:style-name="T1">Partenariat avec le CIWF.</text:span></text:p>
        </text:list-item>
        <text:list-item>
          <text:p text:style-name="P19"><text:span text:style-name="T1">Plus de 20% des volumes de poulets de chair bruts proviennent déjà d’élevages offrant aux animaux un accès au plein air.</text:span></text:p>
        </text:list-item>
        <text:list-item>
          <text:p text:style-name="P19"><text:span text:style-name="T1">La gamme "engagé":</text:span></text:p>
          <text:list>
            <text:list-item>
              <text:p text:style-name="P19"><text:span text:style-name="T1">Une sélection de produits laitiers et carnés favorisant le bien-être animal, en complément d’une meilleure rémunération des éleveurs.<text:line-break/></text:span></text:p>
            </text:list-item>
          </text:list>
        </text:list-item>
      </text:list>
      <text:p text:style-name="P7">Carrefour :</text:p>
      <text:p text:style-name="P20"><text:span text:style-name="T1"><text:tab/>10 objectifs prioritaires:</text:span></text:p>
      <text:list xml:id="list1204824072" text:style-name="L5">
        <text:list-item>
          <text:p text:style-name="P21"><text:span text:style-name="T1">Interdire les anti bio facteurs de croissance et hormones de croiss</text:span><text:span text:style-name="T3">ance.</text:span></text:p>
        </text:list-item>
        <text:list-item>
          <text:p text:style-name="P21"><text:span text:style-name="T1">Pas de clonage et de modification génétique.</text:span></text:p>
        </text:list-item>
        <text:list-item>
          <text:p text:style-name="P21"><text:span text:style-name="T1">Restreindre le confinement.</text:span></text:p>
        </text:list-item>
        <text:list-item>
          <text:p text:style-name="P21"><text:span text:style-name="T1">Pas trop de stress pendant transport et abattage.</text:span></text:p>
        </text:list-item>
        <text:list-item>
          <text:p text:style-name="P21"><text:span text:style-name="T1">Limiter pratiques controversées(castration, épointage…).</text:span></text:p>
        </text:list-item>
        <text:list-item>
          <text:p text:style-name="P21"><text:span text:style-name="T1">Une alimentation adéquate.</text:span></text:p>
        </text:list-item>
        <text:list-item>
          <text:p text:style-name="P21"><text:span text:style-name="T1">Un suivi sanitaire.</text:span></text:p>
        </text:list-item>
        <text:list-item>
          <text:p text:style-name="P21"><text:span text:style-name="T1">Pas de tests sur animaux(cosmétique, produits d'entretien…).</text:span></text:p>
        </text:list-item>
        <text:list-item>
          <text:p text:style-name="P21"><text:span text:style-name="T1">Pas de matériaux d'origine animale non issus d'élevages avec obj 1er production de denrées alimentaires.</text:span></text:p>
        </text:list-item>
        <text:list-item>
          <text:p text:style-name="P21"><text:span text:style-name="T1">Plus de confort par habitat.</text:span></text:p>
        </text:list-item>
      </text:list>
      <text:p text:style-name="P27">Casino :</text:p>
      <text:p text:style-name="P8"><text:tab/><text:span text:style-name="T9">E</text:span>ngagements actuelle:</text:p>
      <text:list xml:id="list2879496649" text:style-name="L8">
        <text:list-item>
          <text:p text:style-name="P22"><text:span text:style-name="T1">Le groupe Casino respecte la réglementation européenne : il n’a pas recours au clonage, aux modifications génétiques ou </text:span><text:span text:style-name="T2">a</text:span><text:span text:style-name="T1">ux facteurs de croissance sur l’ensemble de ses produits issus de filières animales en France.</text:span></text:p>
        </text:list-item>
        <text:list-item>
          <text:p text:style-name="P22"><text:span text:style-name="T1">Au-delà des engagements vers l’amont des filières, le groupe Casino s’engage également auprès de ses clients en proposant une offre variée de produits carnés ou laitiers plus respectueux du bien-être animal. Cette offre s’appuie sur des cahiers des charges stricts (Label Rouge, Bio).</text:span></text:p>
        </text:list-item>
        <text:list-item>
          <text:p text:style-name="P22"><text:span text:style-name="T1">Partenariat:</text:span></text:p>
          <text:list>
            <text:list-item>
              <text:p text:style-name="P22"><text:span text:style-name="T1">Le groupe Casino a co-créé un étiquetage dédié au Bien-être animal, en partenariat avec trois ONG de protection animale.</text:span></text:p>
            </text:list-item>
            <text:list-item>
              <text:p text:style-name="P22"><text:span text:style-name="T1">Apposé sur les produits, cet étiquetage permet au consommateur de pouvoir choisir des produits plus respectueux du bien-être animal.</text:span></text:p>
            </text:list-item>
            <text:list-item>
              <text:p text:style-name="P22"><text:span text:style-name="T2">L</text:span><text:span text:style-name="T1">’ambition de cet étiquetage est d’être étendu à un maximum de produits, dans le plus grand nombre de magasins en France.</text:span></text:p>
            </text:list-item>
          </text:list>
        </text:list-item>
      </text:list>
      <text:p text:style-name="P7"/>
      <text:p text:style-name="P7">Super U :</text:p>
      <text:p text:style-name="P8"><text:tab/><text:span text:style-name="T9">E</text:span>ngagements actuelle:</text:p>
      <text:list xml:id="list3821441809" text:style-name="L9">
        <text:list-item>
          <text:p text:style-name="P23"><text:span text:style-name="T1">partenariat TERRENA ET LA NOUVELLE AGRICULTURE®</text:span></text:p>
        </text:list-item>
      </text:list>
      <text:p text:style-name="P7"/>
      <text:p text:style-name="P7">Auchan :</text:p>
      <text:p text:style-name="P8"><text:tab/><text:span text:style-name="T9">Engagements actuelle :</text:span></text:p>
      <text:list xml:id="list386642326" text:style-name="L11">
        <text:list-item>
          <text:p text:style-name="P10"><text:span text:style-name="T5">2019 :</text:span></text:p>
          <text:list>
            <text:list-item>
              <text:p text:style-name="P10"><text:span text:style-name="T6">La</text:span><text:span text:style-name="T5"> création gamme poulet plus respectueuse du b</text:span><text:span text:style-name="T6">ien</text:span><text:span text:style-name="T5">-ê</text:span><text:span text:style-name="T6">tre</text:span><text:span text:style-name="T5"> animal.</text:span></text:p>
            </text:list-item>
          </text:list>
        </text:list-item>
        <text:list-item>
          <text:p text:style-name="P10"><text:span text:style-name="T6">Exigences</text:span><text:span text:style-name="T5"> mini revu en 2019 pour </text:span><text:span text:style-name="T6">filières</text:span><text:span text:style-name="T5"> </text:span><text:span text:style-name="T6">A</text:span><text:span text:style-name="T5">uchan :</text:span></text:p>
          <text:list>
            <text:list-item>
              <text:p text:style-name="P10"><text:span text:style-name="T6">P</text:span><text:span text:style-name="T5">lus d'espaces.</text:span></text:p>
            </text:list-item>
            <text:list-item>
              <text:p text:style-name="P10"><text:span text:style-name="T6">Un </text:span><text:span text:style-name="T5">meilleur accès au plein air.</text:span></text:p>
            </text:list-item>
            <text:list-item>
              <text:p text:style-name="P10"><text:span text:style-name="T6">Un </text:span><text:span text:style-name="T5">meilleur </text:span><text:span text:style-name="T6">milieu</text:span><text:span text:style-name="T5"> de vie.</text:span></text:p>
            </text:list-item>
          </text:list>
        </text:list-item>
        <text:list-item>
          <text:p text:style-name="P10"><text:span text:style-name="T6">Un </text:span><text:span text:style-name="T5">partenariat avec CIWF.</text:span></text:p>
        </text:list-item>
        <text:list-item>
          <text:p text:style-name="P10"><text:span text:style-name="T6">Une d</text:span><text:span text:style-name="T5">iminution de la densité d'élevage des poulets jusqu'à 30kg/m².</text:span></text:p>
        </text:list-item>
      </text:list>
      <text:p text:style-name="P7"/>
      <text:p text:style-name="P7">Intermarché :</text:p>
      <text:p text:style-name="P8"><text:tab/><text:span text:style-name="T9">E</text:span>ngagements actuelle:</text:p>
      <text:list xml:id="list790247648" text:style-name="L12">
        <text:list-item>
          <text:p text:style-name="P11"><text:span text:style-name="T6">Un </text:span><text:span text:style-name="T5">partenariat avec le CIWF et Welfarm, </text:span><text:span text:style-name="T6">avec des </text:span><text:span text:style-name="T5">hercheurs d'ITAVI et d'ISA Lille, ainsi que les fournisseurs des marques.</text:span></text:p>
        </text:list-item>
        <text:list-item>
          <text:p text:style-name="P11"><text:span text:style-name="T6">L</text:span><text:span text:style-name="T5">e pouvoir d'achats des client.</text:span></text:p>
        </text:list-item>
        <text:list-item>
          <text:p text:style-name="P12"><text:span text:style-name="T5">Au moins 20% des volumes précités proviendront d’élevages garantissant aux animaux, en outre, un accès au plein air ou à un jardin d’hiver.</text:span></text:p>
        </text:list-item>
      </text:list>
      <text:p text:style-name="P26"><text:span text:style-name="T5">D</text:span><text:span text:style-name="T6">euxième Partie :</text:span></text:p>
      <text:p text:style-name="P24"><text:span text:style-name="T4"><text:tab/>Leurs engagements sur le futur</text:span></text:p>
      <text:p text:style-name="P24"><text:span text:style-name="T4"/></text:p>
      <text:p text:style-name="P25"><text:span text:style-name="T4">Leclerc :</text:span></text:p>
      <text:p text:style-name="P25"><text:span text:style-name="T4"><text:tab/>Engagements sur le futur</text:span></text:p>
      <text:list xml:id="list2857622512" text:style-name="L13">
        <text:list-item>
          <text:p text:style-name="P14"><text:span text:style-name="T7">2023:</text:span></text:p>
          <text:list>
            <text:list-item>
              <text:p text:style-name="P14"><text:span text:style-name="T7">Les œufs utilisés comme ingrédients dans l’ensemble des recettes des produits transformés</text:span></text:p>
            </text:list-item>
            <text:list-item>
              <text:p text:style-name="P14"><text:span text:style-name="T7">Marque Repère seront également issus d’élevages alternatifs (exemple : biscuits, pâtisseries, snacks ....).</text:span></text:p>
            </text:list-item>
            <text:list-item>
              <text:p text:style-name="P14"><text:span text:style-name="T7">C’est plus de 1100 recettes que Marque Repère s’engage à passer au crible d’ici 2 ans.</text:span></text:p>
            </text:list-item>
          </text:list>
          <text:p text:style-name="P14"><text:span text:style-name="T7"/></text:p>
        </text:list-item>
        <text:list-item>
          <text:p text:style-name="P14"><text:span text:style-name="T7">2026:</text:span></text:p>
          <text:list>
            <text:list-item>
              <text:p text:style-name="P14"><text:span text:style-name="T7">À ce que l’ensemble des produits de poulets de chair bruts et élaborés (contenant plus de 50% de poulet.</text:span></text:p>
            </text:list-item>
            <text:list-item>
              <text:p text:style-name="P14"><text:span text:style-name="T7">Respectent les critères du European Chicken Commitment. Cela signifie, entres autres : une réduction des densités en élevage.</text:span></text:p>
            </text:list-item>
            <text:list-item>
              <text:p text:style-name="P14"><text:span text:style-name="T7">De la lumière naturelle et des éléments d’enrichissement permettant aux animaux d’exprimer leurs comportements naturels.</text:span></text:p>
            </text:list-item>
            <text:list-item>
              <text:p text:style-name="P14"><text:span text:style-name="T7">L’élevage de races à croissance plus lente.</text:span></text:p>
            </text:list-item>
          </text:list>
        </text:list-item>
      </text:list>
      <text:p text:style-name="P13"><text:span text:style-name="T7"/></text:p>
      <text:p text:style-name="P25"><text:span text:style-name="T4">Carrefour :</text:span></text:p>
      <text:list xml:id="list1756249760" text:style-name="L14">
        <text:list-item>
          <text:p text:style-name="P15"><text:span text:style-name="T7">La mise en place d'un plan bien-être animal dans tous les pays en 2020.</text:span></text:p>
        </text:list-item>
        <text:list-item>
          <text:p text:style-name="P15"><text:span text:style-name="T7">100% d’œufs de marque carrefour issus d'élevage n'utilisant pas la cage, étendue à l'ensemble du rayon.</text:span></text:p>
          <text:list>
            <text:list-item>
              <text:p text:style-name="P15"><text:span text:style-name="T7">France métropolitaine: objectif atteint, 2025 pour l'ensemble du rayon.</text:span></text:p>
            </text:list-item>
            <text:list-item>
              <text:p text:style-name="P15"><text:span text:style-name="T7">Europe: fin 2020 pour les marques carrefour, 2025 pour le rayon.</text:span></text:p>
            </text:list-item>
            <text:list-item>
              <text:p text:style-name="P15"><text:span text:style-name="T7">Brésil, Argentine et Taïwan: 2025 pour marques carrefour, 2028 pour le rayon(avec marques nationales).</text:span></text:p>
            </text:list-item>
            <text:list-item>
              <text:p text:style-name="P15"><text:span text:style-name="T7">Agriculture bio: 4,8 milliards € de chiffres d'affaires de produits bio d'ici 2022.</text:span></text:p>
            </text:list-item>
          </text:list>
        </text:list-item>
        <text:list-item>
          <text:p text:style-name="P15"><text:span text:style-name="T7">France métropolitaine:</text:span></text:p>
          <text:list>
            <text:list-item>
              <text:p text:style-name="P15"><text:span text:style-name="T7">100% des œufs ingrédients hors cage d'ici 2025.</text:span></text:p>
            </text:list-item>
            <text:list-item>
              <text:p text:style-name="P15"><text:span text:style-name="T7">100% des produits avec 50% de poulet avec marques carrefour respecteront les critères du European Chicken Commitment d’ici 2026.</text:span></text:p>
            </text:list-item>
            <text:list-item>
              <text:p text:style-name="P15"><text:span text:style-name="T7">100% des abattoirs audités selon des critères de bien-être animal en 2020.</text:span></text:p>
            </text:list-item>
            <text:list-item>
              <text:p text:style-name="P15"><text:span text:style-name="T7">100% sollicités pour l'installation des caméras.</text:span></text:p>
            </text:list-item>
            <text:list-item>
              <text:p text:style-name="P15"><text:span text:style-name="T7">100% œufs de cailles marques carrefour élevage hors cage.</text:span></text:p>
            </text:list-item>
            <text:list-item>
              <text:p text:style-name="P15"><text:span text:style-name="T7">pareil pour les lapins.</text:span></text:p>
            </text:list-item>
          </text:list>
        </text:list-item>
        <text:list-item>
          <text:p text:style-name="P15"><text:span text:style-name="T7">Brésil:</text:span></text:p>
          <text:list>
            <text:list-item>
              <text:p text:style-name="P15"><text:span text:style-name="T7">d'ici 2025 produits porcins marques carrefour, plus de castration à vif.</text:span></text:p>
            </text:list-item>
          </text:list>
        </text:list-item>
      </text:list>
      <text:p text:style-name="P28"><text:span text:style-name="T4">Casino :</text:span></text:p>
      <text:p text:style-name="P25"><text:span text:style-name="T4">Il n’y en a pas.</text:span></text:p>
      <text:p text:style-name="P25"><text:span text:style-name="T4"/></text:p>
      <text:p text:style-name="P25"><text:span text:style-name="T4">Super U :</text:span></text:p>
      <text:p text:style-name="P25"><text:span text:style-name="T4"><text:tab/>Engagements sur le futur :</text:span></text:p>
      <text:list xml:id="list2346426919" text:style-name="L15">
        <text:list-item>
          <text:p text:style-name="P16"><text:span text:style-name="T7">2026:</text:span></text:p>
          <text:list>
            <text:list-item>
              <text:p text:style-name="P16"><text:span text:style-name="T7">100% des poulets U vendus entiers ou découpés et des produits U contenant plus de 50 % de viande de poulet, satisferont les critères du Better Chicken Commitment.</text:span></text:p>
            </text:list-item>
            <text:list-item>
              <text:p text:style-name="P16"><text:span text:style-name="T7">Celles-ci intègrent des mesures sur les conditions d’élevage comme la densité, la lumière naturelle et l’enrichissement du milieu, les conditions d’abattage et l’obligation d’un audit externe.</text:span></text:p>
            </text:list-item>
          </text:list>
        </text:list-item>
      </text:list>
      <text:p text:style-name="P25"><text:span text:style-name="T4">Auchan :</text:span></text:p>
      <text:p text:style-name="P25"><text:span text:style-name="T4">Il n’y en a pas.</text:span></text:p>
      <text:p text:style-name="P25"><text:span text:style-name="T4"/></text:p>
      <text:p text:style-name="P25"><text:span text:style-name="T4">Intermarché :</text:span></text:p>
      <text:p text:style-name="P25"><text:span text:style-name="T4"><text:tab/></text:span><text:span text:style-name="T8">Engagements sur le futur :</text:span></text:p>
      <text:list xml:id="list102975999" text:style-name="L16">
        <text:list-item>
          <text:p text:style-name="P17"><text:span text:style-name="T8">2026:</text:span></text:p>
          <text:list>
            <text:list-item>
              <text:p text:style-name="P17"><text:span text:style-name="T8">Tous les produits contenant au moins 50 % de viande de poulet, que nous commercialisons à nos marques propres y compris nos marques propres 1er prix, tous rayons confondus, répondront au minimum à l’ensemble des critères du Better Chicken Commitment, d’ici 2026.</text:span></text:p>
            </text:list-item>
            <text:list-item>
              <text:p text:style-name="P17"><text:span text:style-name="T8">Le Better Chicken Commitment prévoit notamment l’utilisation de races à croissance plus lente, la mise à disposition de perchoirs et substrats de picage, une densité réduite et de la lumière naturelle dans tous les bâtiments d’élevage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mes New Roman" fo:font-size="10pt" fo:language="fr" fo:country="FR" officeooo:rsid="001115ce" officeooo:paragraph-rsid="001115ce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0.064cm" svg:y="-1.633cm" svg:width="1.57cm" svg:height="2.506cm" draw:z-index="3"><draw:image xlink:href="Pictures/10000201000001520000021CFE49E73461D51E3A.png" xlink:type="simple" xlink:show="embed" xlink:actuate="onLoad" draw:mime-type="image/png"/></draw:frame>Masson Joris, Champenois Brandon</text:p>
        <text:p text:style-name="MP1">Licence informatique, groupe 3A</text:p>
        <text:p text:style-name="MP1">Année universitaire: 2020-202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01T14:28:30.863048091</meta:creation-date>
    <meta:generator>LibreOffice/7.0.1.2$Windows_x86 LibreOffice_project/7cbcfc562f6eb6708b5ff7d7397325de9e764452</meta:generator>
    <meta:editing-cycles>0</meta:editing-cycles>
    <meta:editing-duration>P0D</meta:editing-duration>
    <meta:document-statistic meta:table-count="0" meta:image-count="1" meta:object-count="0" meta:page-count="4" meta:paragraph-count="100" meta:word-count="922" meta:character-count="5653" meta:non-whitespace-character-count="4883"/>
  </office:meta>
</office:document-meta>
</file>